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1FE00000AC4DF922BF1B28EDFC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0000" loext:opacity="100%" fo:font-size="32pt" style:font-size-asian="32pt" style:font-size-complex="32pt"/>
    </style:style>
    <style:style style:name="P3" style:family="paragraph">
      <loext:graphic-properties draw:fill-color="#ffffff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-color="#ffffff"/>
    </style:style>
    <style:style style:name="T1" style:family="text">
      <style:text-properties fo:color="#000000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 text:style-name="P2"><text:span text:style-name="T1">Sander Stammbach</text:span></text:p>
            <text:p text:style-name="P2"><text:span text:style-name="T1">Prof. Patrick Plotts</text:span></text:p>
            <text:p text:style-name="P2"><text:span text:style-name="T1">12 November 20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2-11-30T19:15:26.869284339</dc:date>
    <meta:editing-duration>PT19M12S</meta:editing-duration>
    <meta:editing-cycles>2</meta:editing-cycles>
    <meta:generator>LibreOffice/7.4.3.2$Linux_X86_64 LibreOffice_project/40$Build-2</meta:generator>
    <meta:document-statistic meta:object-count="29"/>
  </office:meta>
</office:document-meta>
</file>